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9.001cm" fo:margin-right="0cm" fo:text-align="end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428ef9" officeooo:paragraph-rsid="00428ef9" style:font-weight-asian="bold"/>
    </style:style>
    <style:style style:name="P10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362a3" officeooo:paragraph-rsid="002362a3"/>
    </style:style>
    <style:style style:name="P12" style:family="paragraph" style:parent-style-name="Standard" style:master-page-name="">
      <loext:graphic-properties draw:fill="none"/>
      <style:paragraph-properties fo:margin-left="11.899cm" fo:margin-right="0cm" fo:line-height="150%" fo:text-align="start" style:justify-single-word="false" fo:text-indent="0cm" style:auto-text-indent="false" style:page-number="auto" fo:background-color="transparent"/>
      <style:text-properties officeooo:rsid="0008321a" officeooo:paragraph-rsid="0008321a"/>
    </style:style>
    <style:style style:name="P13" style:family="paragraph" style:parent-style-name="Standard">
      <style:text-properties officeooo:paragraph-rsid="00428ef9"/>
    </style:style>
    <style:style style:name="P14" style:family="paragraph" style:parent-style-name="Standard">
      <style:text-properties officeooo:rsid="0054e04e" officeooo:paragraph-rsid="0054e04e"/>
    </style:style>
    <style:style style:name="P15" style:family="paragraph" style:parent-style-name="Heading_20_1">
      <style:text-properties officeooo:rsid="00428ef9" officeooo:paragraph-rsid="00428ef9"/>
    </style:style>
    <style:style style:name="P16" style:family="paragraph" style:parent-style-name="Heading_20_1" style:list-style-name="" style:master-page-name="First_20_Page">
      <style:paragraph-properties fo:margin-left="0cm" fo:margin-right="0cm" fo:text-indent="0cm" style:auto-text-indent="false" style:page-number="1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8" style:family="paragraph" style:parent-style-name="Standard" style:list-style-name="">
      <style:paragraph-properties fo:margin-left="0cm" fo:margin-right="0cm" fo:text-indent="0cm" style:auto-text-indent="false"/>
    </style:style>
    <style:style style:name="P19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P20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P21" style:family="paragraph">
      <loext:graphic-properties draw:fill="none"/>
      <style:paragraph-properties fo:text-align="start" style:writing-mode="lr-tb"/>
      <style:text-properties fo:font-size="18pt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T1" style:family="text">
      <style:text-properties officeooo:rsid="002362a3"/>
    </style:style>
    <style:style style:name="T2" style:family="text">
      <style:text-properties officeooo:rsid="0008321a"/>
    </style:style>
    <style:style style:name="T3" style:family="text">
      <style:text-properties officeooo:rsid="00428ef9"/>
    </style:style>
    <style:style style:name="T4" style:family="text">
      <style:text-properties officeooo:rsid="0047784b"/>
    </style:style>
    <style:style style:name="T5" style:family="text">
      <style:text-properties officeooo:rsid="004d93e4"/>
    </style:style>
    <style:style style:name="T6" style:family="text">
      <style:text-properties officeooo:rsid="00501915"/>
    </style:style>
    <style:style style:name="T7" style:family="text">
      <style:text-properties officeooo:rsid="0054e04e"/>
    </style:style>
    <style:style style:name="T8" style:family="text">
      <style:text-properties style:use-window-font-color="true" loext:opacity="0%" fo:font-size="18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ДОДАТОК В</text:h>
      <text:p text:style-name="P18"/>
      <text:p text:style-name="P5">Факультет інформатики та обчислювальної техніки </text:p>
      <text:p text:style-name="P5">Кафедра інформатики та програмної інженерії </text:p>
      <text:p text:style-name="P5"/>
      <text:p text:style-name="P7">“ЗАТВЕРДЖЕНО”</text:p>
      <text:p text:style-name="P7">Керівник роботи </text:p>
      <text:p text:style-name="P7">Світлана ПОПЕРЕШНЯК</text:p>
      <text:p text:style-name="P7">“20”листопада 2023 р.</text:p>
      <text:p text:style-name="P5"/>
      <text:p text:style-name="P5"/>
      <text:p text:style-name="P5"/>
      <text:p text:style-name="P5"/>
      <text:p text:style-name="P8">Файлова система з консольним інтерфейсом</text:p>
      <text:p text:style-name="P9">Програма та методика тестування</text:p>
      <text:p text:style-name="P5">КПІ.ІП-1123.045440.0<text:span text:style-name="T5">4</text:span>.<text:span text:style-name="T5">5</text:span>1</text:p>
      <text:p text:style-name="P5"/>
      <text:p text:style-name="P5"/>
      <text:p text:style-name="P5"/>
      <text:p text:style-name="P5"/>
      <text:p text:style-name="P5"/>
      <text:p text:style-name="P6">“ПОГОДЖЕНО” </text:p>
      <text:p text:style-name="P6">Керівник роботи:</text:p>
      <text:p text:style-name="P6"><text:span text:style-name="T6">Світлана </text:span><text:span text:style-name="T1">ПОПЕРЕШНЯК</text:span></text:p>
      <text:p text:style-name="P6"/>
      <text:p text:style-name="P11">Консультант:<text:tab/><text:tab/><text:tab/><text:tab/><text:tab/><text:tab/><text:tab/><text:span text:style-name="T2">Виконавець:</text:span></text:p>
      <text:p text:style-name="P11"><text:span text:style-name="T6">Максим </text:span>ГОЛОВЧЕНКО<text:tab/><text:tab/><text:tab/><text:tab/><text:tab/><text:span text:style-name="T6">Сергій </text:span><text:span text:style-name="T2">П</text:span>АНЧЕНКО</text:p>
      <text:p text:style-name="P12"/>
      <text:p text:style-name="P5"/>
      <text:p text:style-name="P5"><text:bookmark text:name="_gjdgxs"/>Київ – 2023</text:p>
      <text:p text:style-name="P5"><text:soft-page-break/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0"><text:a xlink:type="simple" xlink:href="#__RefHeading___Toc125644_2385041770" text:style-name="Index_20_Link" text:visited-style-name="Index_20_Link">1 Об’єкт випробовувань<text:tab/>3</text:a></text:p>
          <text:p text:style-name="P10"><text:a xlink:type="simple" xlink:href="#__RefHeading___Toc13534_335747417" text:style-name="Index_20_Link" text:visited-style-name="Index_20_Link">2 МЕТА ТЕСТУВАННЯ<text:tab/>4</text:a></text:p>
          <text:p text:style-name="P10"><text:a xlink:type="simple" xlink:href="#__RefHeading___Toc13536_335747417" text:style-name="Index_20_Link" text:visited-style-name="Index_20_Link">3 Методи тестування<text:tab/>5</text:a></text:p>
          <text:p text:style-name="P10"><text:a xlink:type="simple" xlink:href="#__RefHeading___Toc13538_335747417" text:style-name="Index_20_Link" text:visited-style-name="Index_20_Link">4 Засоби та порядок тестування<text:tab/>6</text:a></text:p>
        </text:index-body>
      </text:table-of-content>
      <text:h text:style-name="P15" text:outline-level="1"><text:bookmark-start text:name="__RefHeading___Toc125644_2385041770"/>Об’єкт випробовувань<text:bookmark-end text:name="__RefHeading___Toc125644_2385041770"/></text:h>
      <text:p text:style-name="P13"><text:span text:style-name="T3">О</text:span>б’єктом випробувань є файлова система з консольним інтерфейсом, що написана на мові програмування C++ з використання бібліотеки FUSE.</text:p>
      <text:h text:style-name="Heading_20_1" text:outline-level="1"><text:bookmark-start text:name="__RefHeading___Toc13534_335747417"/>МЕТА ТЕСТУВАННЯ<text:bookmark-end text:name="__RefHeading___Toc13534_335747417"/></text:h>
      <text:p text:style-name="Standard">У процесі тестування має бути перевірено наступне:</text:p>
      <text:p text:style-name="Standard">а) працезданість операцій файлової системи;</text:p>
      <text:p text:style-name="P14">б) виконання функціональних вимог;</text:p>
      <text:p text:style-name="Standard"><text:span text:style-name="T7">в</text:span>) <text:span text:style-name="T7">виконання нефункціональних вимог.</text:span></text:p>
      <text:h text:style-name="Heading_20_1" text:outline-level="1"><text:bookmark-start text:name="__RefHeading___Toc13536_335747417"/>Методи тестування<text:bookmark-end text:name="__RefHeading___Toc13536_335747417"/></text:h>
      <text:p text:style-name="Standard">Тестування програмного забезпечення було здійснено за допомогою юніт-тестів на основі фреймворку GoogleTest.</text:p>
      <text:h text:style-name="Heading_20_1" text:outline-level="1"><text:bookmark-start text:name="__RefHeading___Toc13538_335747417"/>Засоби та порядок тестування<text:bookmark-end text:name="__RefHeading___Toc13538_335747417"/></text:h>
      <text:p text:style-name="Standard">Працездатність <text:span text:style-name="T4">файлової системи</text:span> перевіряється за допомогою:</text:p>
      <text:p text:style-name="Standard">а) використання стандартної C++ бібліотеки &lt;filesystem&gt;;</text:p>
      <text:p text:style-name="Standard">б) ручного всіх функцій, заявлених в технічному завданні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3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class="text" style:master-page-name="">
      <style:paragraph-properties fo:margin-left="0.762cm" fo:margin-right="0cm" fo:margin-top="0.423cm" fo:margin-bottom="0.423cm" style:contextual-spacing="false" fo:line-height="100%" fo:text-align="center" style:justify-single-word="false" fo:text-indent="-0.762cm" style:auto-text-indent="false" style:page-number="auto" fo:break-before="page"/>
      <style:text-properties fo:text-transform="uppercase" style:font-name="Times New Roman2" fo:font-family="'Times New Roman'" style:font-style-name="Bold" style:font-family-generic="roman" fo:font-weight="bold" style:font-weight-asian="bold"/>
    </style:style>
    <style:style style:name="Heading_20_2" style:display-name="Heading 2" style:family="paragraph" style:parent-style-name="normal" style:next-style-name="Standard" style:default-outline-level="2" style:class="text" style:master-page-name="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style:page-number="auto" fo:keep-with-next="always">
        <style:tab-stops/>
      </style:paragraph-properties>
      <style:text-properties style:font-name="Times New Roman3" fo:font-family="'Times New Roman'" style:font-style-name="Regular" style:font-family-generic="roman" fo:font-weight="bold" style:font-weight-asian="bold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fo:keep-with-next="always"/>
      <style:text-properties style:font-name="Times New Roman3" fo:font-family="'Times New Roman'" style:font-style-name="Regular" style:font-family-generic="roman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keep-with-next="always"/>
      <style:text-properties fo:color="#2e74b5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keep-with-next="always"/>
      <style:text-properties fo:color="#2e74b5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keep-with-next="always"/>
      <style:text-properties fo:color="#1f4d78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282cm" style:contextual-spacing="false" fo:line-height="100%" fo:text-indent="1.251cm" style:auto-text-indent="false"/>
      <style:text-properties fo:color="#5a5a5a" loext:opacity="100%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mageName" style:family="paragraph" style:parent-style-name="normal" style:default-outline-level="" style:list-style-name="Numbering_20_123" style:master-page-name="">
      <style:paragraph-properties fo:line-height="150%" fo:text-align="center" style:justify-single-word="false" style:page-number="auto" text:number-lines="false" text:line-number="0">
        <style:tab-stops/>
      </style:paragraph-properties>
      <style:text-properties style:font-name="Times New Roman3" fo:font-family="'Times New Roman'" style:font-style-name="Regular" style:font-family-generic="roman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Name" style:family="paragraph" style:parent-style-name="normal" style:default-outline-level="" style:list-style-name="List_20_5">
      <style:paragraph-properties fo:line-height="150%" text:number-lines="false" text:line-number="0"/>
      <style:text-properties style:font-name="Times New Roman3" fo:font-family="'Times New Roman'" style:font-style-name="Regular" style:font-family-generic="roman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25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251cm" style:auto-text-indent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Рисунок %3%.%4%.%5%.%6%.%7%" style:num-prefix="Рисунок 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7%.%8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Рисунок 1.%1%" style:num-prefix="Рисунок 1." style:num-format="1">
        <style:list-level-properties text:list-level-position-and-space-mode="label-alignment" fo:text-align="center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number text:level="1" text:style-name="Numbering_20_Symbols" loext:num-list-format="Таблиця 1.%1%" style:num-prefix="Таблиця 1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loext:num-list-format="%1%.%2%.%3%.%4%" style:num-format="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loext:num-list-format="%1%.%2%.%3%.%4%.%5%" style:num-format="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loext:num-list-format="%1%.%2%.%3%.%4%.%5%.%6%" style:num-format="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loext:num-list-format="%1%.%2%.%3%.%4%.%5%.%6%.%7%" style:num-format="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loext:num-list-format="%1%.%2%.%3%.%4%.%5%.%6%.%7%.%8%" style:num-format="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loext:num-list-format="%1%.%2%.%3%.%4%.%5%.%6%.%7%.%8%.%9%" style:num-format="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loext:num-list-format="%1%.%2%.%3%.%4%.%5%.%6%.%7%.%8%.%9%.%10%" style:num-format="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WWNum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space" fo:text-indent="0.635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68cm" fo:margin-left="3.022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2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MP3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MP4" style:family="paragraph">
      <loext:graphic-properties draw:fill="none"/>
      <style:paragraph-properties fo:text-align="start" style:writing-mode="lr-tb"/>
      <style:text-properties fo:font-size="18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8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T1" style:family="text">
      <style:text-properties style:use-window-font-color="true" loext:opacity="0%" fo:font-size="18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M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75cm" fo:margin-bottom="1.251cm" fo:margin-left="2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33" draw:name="Image1" draw:style-name="Mgr1" draw:text-style-name="MP4" svg:width="1.029cm" svg:height="0.528cm" svg:x="7.489cm" svg:y="27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8" draw:name="Image2" draw:style-name="Mgr2" draw:text-style-name="MP4" svg:width="1.53cm" svg:height="0.528cm" svg:x="5.988cm" svg:y="27.695cm"><text:p text:style-name="MP2"><text:span text:style-name="M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3" draw:name="Image3" draw:style-name="Mgr3" draw:text-style-name="MP5" svg:width="0.729cm" svg:height="0.526cm" svg:x="1.983cm" svg:y="28.1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8" draw:name="Image4" draw:style-name="Mgr3" draw:text-style-name="MP5" svg:width="0.729cm" svg:height="0.526cm" svg:x="1.983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Image5" draw:style-name="Mgr4" draw:text-style-name="MP5" svg:width="1.029cm" svg:height="0.526cm" svg:x="2.688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6"><text:page-number text:select-page="current">6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7"><draw:custom-shape text:anchor-type="paragraph" draw:z-index="8" draw:name="Image6" draw:style-name="Mgr5" draw:text-style-name="MP4" svg:width="0.528cm" svg:height="0.528cm" svg:x="15.49cm" svg:y="27.196cm"><text:p text:style-name="MP8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4" svg:width="1.029cm" svg:height="0.528cm" svg:x="7.489cm" svg:y="28.183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3" draw:text-style-name="MP5" svg:width="0.729cm" svg:height="0.526cm" svg:x="1.986cm" svg:y="25.1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4" svg:width="1.029cm" svg:height="0.528cm" svg:x="7.489cm" svg:y="28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6" draw:text-style-name="MP5" svg:width="0.727cm" svg:height="2.534cm" draw:transform="rotate (1.5707963267949) translate (2.19326388888889cm 22.2825555555556c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4" svg:width="1.029cm" svg:height="0.528cm" svg:x="7.489cm" svg:y="27.681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4" svg:width="1.029cm" svg:height="0.528cm" svg:x="7.489cm" svg:y="27.187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3" draw:text-style-name="MP5" svg:width="0.729cm" svg:height="0.526cm" svg:x="1.986cm" svg:y="25.69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Image14" draw:style-name="Mgr1" draw:text-style-name="MP4" svg:width="1.029cm" svg:height="0.528cm" svg:x="7.489cm" svg:y="26.688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21T22:38:34.557716102</dc:date>
    <meta:editing-duration>PT1H51M50S</meta:editing-duration>
    <meta:editing-cycles>36</meta:editing-cycles>
    <meta:document-statistic meta:table-count="0" meta:image-count="0" meta:object-count="0" meta:page-count="6" meta:paragraph-count="34" meta:word-count="146" meta:character-count="1148" meta:non-whitespace-character-count="1025"/>
  </office:meta>
</office:document-meta>
</file>